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2201" officeooo:paragraph-rsid="00142201"/>
    </style:style>
    <style:style style:name="P2" style:family="paragraph" style:parent-style-name="Standard">
      <style:text-properties officeooo:rsid="0014cb84" officeooo:paragraph-rsid="0014cb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ad factor = n/m</text:p>
      <text:p text:style-name="P1"/>
      <text:p text:style-name="P2">if a bucket is empty because of a deletion, do not stop searching immediately (use a flag for bucket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1:02:38.665482953</meta:creation-date>
    <dc:date>2018-02-06T11:12:49.444109511</dc:date>
    <meta:editing-duration>PT5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23" meta:character-count="119" meta:non-whitespace-character-count="98"/>
  </office:meta>
</office:document-meta>
</file>